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Sistema de Gestão de ingr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Introdução<text:tab/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Requisitos<text:tab/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6:24:10.404000000</meta:creation-date>
    <meta:editing-duration>PT9M2S</meta:editing-duration>
    <meta:editing-cycles>3</meta:editing-cycles>
    <meta:generator>LibreOffice/6.0.1.1$Windows_x86 LibreOffice_project/60bfb1526849283ce2491346ed2aa51c465abfe6</meta:generator>
    <dc:title>Portfolio</dc:title>
    <dc:date>2018-06-12T16:59:37.949000000</dc:date>
    <meta:document-statistic meta:object-count="53"/>
  </office:meta>
</office:document-meta>
</file>